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662*"/>
    </style:style>
    <style:style style:name="Table5.B" style:family="table-column">
      <style:table-column-properties style:column-width="1.3826in" style:rel-column-width="1661*"/>
    </style:style>
    <style:style style:name="Table5.C" style:family="table-column">
      <style:table-column-properties style:column-width="1.384in" style:rel-column-width="166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d2ca0" officeooo:paragraph-rsid="002d2ca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788b" officeooo:paragraph-rsid="0019eb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e4f9f" officeooo:paragraph-rsid="002e4f9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e4f9f" officeooo:paragraph-rsid="00306fa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e4f9f" officeooo:paragraph-rsid="002e4f9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06fa8"/>
    </style:style>
    <style:style style:name="P7" style:family="paragraph" style:parent-style-name="Standard" style:list-style-name="L4">
      <style:paragraph-properties fo:text-align="start" style:justify-single-word="false"/>
      <style:text-properties officeooo:paragraph-rsid="00390d90"/>
    </style:style>
    <style:style style:name="P8" style:family="paragraph" style:parent-style-name="Standard">
      <style:paragraph-properties fo:text-align="start" style:justify-single-word="false"/>
      <style:text-properties officeooo:paragraph-rsid="0040742c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e4f9f" officeooo:paragraph-rsid="002e4f9f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e4f9f" officeooo:paragraph-rsid="003030f7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e4f9f" officeooo:paragraph-rsid="002e4f9f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e4f9f" officeooo:paragraph-rsid="003030f7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02bb6" officeooo:paragraph-rsid="00302bb6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02bb6" officeooo:paragraph-rsid="00302bb6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05cc8" officeooo:paragraph-rsid="00305cc8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d2ca0" officeooo:paragraph-rsid="002e4f9f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030f7" officeooo:paragraph-rsid="003030f7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030f7" officeooo:paragraph-rsid="003030f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305bfa" officeooo:paragraph-rsid="00305bfa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0742c"/>
    </style:style>
    <style:style style:name="T1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4788b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2e4f9f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2d2ca0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37da98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af4e2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dae7c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fd5dc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normal" officeooo:rsid="002e4f9f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2d2ca0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33c83c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390d90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37da98" style:font-size-asian="12pt" style:font-weight-asian="normal" style:font-size-complex="12pt" style:font-weight-complex="normal"/>
    </style:style>
    <style:style style:name="T16" style:family="text">
      <style:text-properties officeooo:rsid="002bb0e4"/>
    </style:style>
    <style:style style:name="T17" style:family="text">
      <style:text-properties officeooo:rsid="002e4f9f"/>
    </style:style>
    <style:style style:name="T18" style:family="text">
      <style:text-properties fo:font-weight="bold" officeooo:rsid="00305cc8" style:font-weight-asian="bold" style:font-weight-complex="bold"/>
    </style:style>
    <style:style style:name="T19" style:family="text">
      <style:text-properties fo:font-weight="bold" officeooo:rsid="0037da98" style:font-weight-asian="bold" style:font-weight-complex="bold"/>
    </style:style>
    <style:style style:name="T20" style:family="text">
      <style:text-properties officeooo:rsid="00305bfa"/>
    </style:style>
    <style:style style:name="T21" style:family="text">
      <style:text-properties officeooo:rsid="00305cc8"/>
    </style:style>
    <style:style style:name="T22" style:family="text">
      <style:text-properties officeooo:rsid="0032f059"/>
    </style:style>
    <style:style style:name="T23" style:family="text">
      <style:text-properties officeooo:rsid="0037da98"/>
    </style:style>
    <style:style style:name="T24" style:family="text">
      <style:text-properties officeooo:rsid="00390d90"/>
    </style:style>
    <style:style style:name="T25" style:family="text">
      <style:text-properties officeooo:rsid="003fd5dc"/>
    </style:style>
    <style:style style:name="T26" style:family="text">
      <style:text-properties style:font-name="DejaVu Sans Condensed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0"><text:span text:style-name="T8">1</text:span><text:span text:style-name="T26">xx - Controls</text:span></text:p>
          </table:table-cell>
          <table:table-cell table:style-name="Table5.B1" office:value-type="string">
            <text:p text:style-name="P20"><text:span text:style-name="T26">2xx - Ground</text:span></text:p>
          </table:table-cell>
          <table:table-cell table:style-name="Table5.C1" office:value-type="string">
            <text:p text:style-name="P20"><text:span text:style-name="T26">3xx - Flight</text:span></text:p>
          </table:table-cell>
          <table:table-cell table:style-name="Table5.D1" office:value-type="string">
            <text:p text:style-name="P20"><text:span text:style-name="T26">4xx - A2A</text:span></text:p>
          </table:table-cell>
          <table:table-cell table:style-name="Table5.E1" office:value-type="string">
            <text:p text:style-name="P20"><text:span text:style-name="T26">5xx - A2G</text:span></text:p>
          </table:table-cell>
          <table:table-cell table:style-name="Table5.F1" office:value-type="string">
            <text:p text:style-name="P20"><text:span text:style-name="T26">6xx - Misc</text:span></text:p>
          </table:table-cell>
        </table:table-row>
      </table:table>
      <text:p text:style-name="P8"><text:span text:style-name="T8">5</text:span><text:span text:style-name="T9">0</text:span><text:span text:style-name="T8">1</text:span><text:span text:style-name="T3"> - </text:span><text:span text:style-name="T1">A/G</text:span><text:span text:style-name="T2"> - </text:span><text:span text:style-name="T10">Weapon </text:span><text:span text:style-name="T7">G limits</text:span></text:p>
      <text:p text:style-name="P2"/>
      <text:p text:style-name="P1">Weapon G limits<text:span text:style-name="T25"> -- May need updating...</text:span></text:p>
      <text:p text:style-name="P4">FCS master config mode switch:</text:p>
      <text:list text:style-name="L1">
        <text:list-item>
          <text:p text:style-name="P6"><text:span text:style-name="T4">A/A</text:span><text:span text:style-name="T11"> limits to </text:span><text:span text:style-name="T4">8.0 Gs</text:span></text:p>
        </text:list-item>
        <text:list-item>
          <text:p text:style-name="P6"><text:span text:style-name="T4">A/G</text:span><text:span text:style-name="T11"> limits to </text:span><text:span text:style-name="T4">AG/1</text:span><text:span text:style-name="T11"> or </text:span><text:span text:style-name="T4">AG/2</text:span><text:span text:style-name="T11"> switch:</text:span></text:p>
          <text:list>
            <text:list-item>
              <text:p text:style-name="P6"><text:span text:style-name="T5">AG/1</text:span><text:span text:style-name="T12"> limits to 5.0 Gs</text:span></text:p>
            </text:list-item>
            <text:list-item>
              <text:p text:style-name="P6"><text:span text:style-name="T5">AG/2</text:span><text:span text:style-name="T12"> limits to 6.0 Gs</text:span></text:p>
            </text:list-item>
          </text:list>
        </text:list-item>
      </text:list>
      <text:p text:style-name="P5">No G limit, can be used with A/A master switch</text:p>
      <text:list text:style-name="L2">
        <text:list-item>
          <text:p text:style-name="P9">All pods</text:p>
        </text:list-item>
        <text:list-item>
          <text:p text:style-name="P9">All A/A weapons</text:p>
        </text:list-item>
        <text:list-item>
          <text:p text:style-name="P13">LD-10 ARMs</text:p>
        </text:list-item>
      </text:list>
      <text:p text:style-name="P5">6.0 G limit, needs A/G master switch but AG/1 or AG/2 doesn't matter</text:p>
      <text:list text:style-name="L3">
        <text:list-item>
          <text:p text:style-name="P10">Centerline drop tank</text:p>
        </text:list-item>
        <text:list-item>
          <text:p text:style-name="P15">GB-6, <text:span text:style-name="T22">GB-6-HE, GB-6-SFW</text:span></text:p>
        </text:list-item>
        <text:list-item>
          <text:p text:style-name="P16"><text:span text:style-name="T16">C-802</text:span><text:span text:style-name="T17">AK </text:span><text:span text:style-name="T21">and</text:span><text:span text:style-name="T17"> </text:span><text:span text:style-name="T16">CM-802</text:span><text:span text:style-name="T17">AKG</text:span></text:p>
        </text:list-item>
        <text:list-item>
          <text:p text:style-name="P11">LS-6-500</text:p>
        </text:list-item>
        <text:list-item>
          <text:p text:style-name="P14">C-701T <text:span text:style-name="T21">and</text:span> C-701IR <text:span text:style-name="T24">(despite manual and Chuck's saying they're easily damaged)</text:span></text:p>
        </text:list-item>
        <text:list-item>
          <text:p text:style-name="P17">TYPE-200A</text:p>
        </text:list-item>
        <text:list-item>
          <text:p text:style-name="P17">Mk 82 <text:span text:style-name="T20">and</text:span> <text:span text:style-name="T20">Snakeye on all pylons</text:span></text:p>
        </text:list-item>
        <text:list-item>
          <text:p text:style-name="P19">Mk 84 on all pylons (inner and centerline) <text:span text:style-name="T21">(</text:span><text:span text:style-name="T18">bug?</text:span><text:span text:style-name="T21"> since Mk 83 is 5.5 G)</text:span></text:p>
        </text:list-item>
      </text:list>
      <text:p text:style-name="P5">5.5 G limit, needs A/G master switch and AG/2 switch</text:p>
      <text:list text:style-name="L4">
        <text:list-item>
          <text:p text:style-name="P12">Wing drop tanks</text:p>
        </text:list-item>
        <text:list-item>
          <text:p text:style-name="P7"><text:span text:style-name="T11">GBU-1</text:span><text:span text:style-name="T13">0</text:span><text:span text:style-name="T11">/1</text:span><text:span text:style-name="T13">2</text:span><text:span text:style-name="T11">/1</text:span><text:span text:style-name="T13">6</text:span><text:span text:style-name="T11"> on </text:span><text:span text:style-name="T14">all pylons </text:span><text:span text:style-name="T15">(</text:span><text:span text:style-name="T6">WARNING</text:span><text:span text:style-name="T15"> Plane starts in AG/1, which allows enough Gs to damage stores)</text:span></text:p>
        </text:list-item>
        <text:list-item>
          <text:p text:style-name="P18">Mk 8<text:span text:style-name="T20">3 bombs on all pylons </text:span><text:span text:style-name="T21">(</text:span><text:span text:style-name="T18">bug?</text:span><text:span text:style-name="T21"> since Mk 84 is up to 6.0 G) </text:span><text:span text:style-name="T23">(</text:span><text:span text:style-name="T19">WARNING</text:span><text:span text:style-name="T23"> Plane starts in AG/1, which allows enough Gs to damage stores)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6T15:20:52.501000000</dc:date>
    <meta:editing-duration>PT8H55M19S</meta:editing-duration>
    <meta:editing-cycles>4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0" meta:word-count="207" meta:character-count="978" meta:non-whitespace-character-count="819"/>
  </office:meta>
</office:document-meta>
</file>